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2fae" officeooo:paragraph-rsid="00002fae"/>
    </style:style>
    <style:style style:name="P2" style:family="paragraph" style:parent-style-name="Standard">
      <style:text-properties officeooo:rsid="00007fea" officeooo:paragraph-rsid="00007fea"/>
    </style:style>
    <style:style style:name="P3" style:family="paragraph" style:parent-style-name="Standard">
      <style:text-properties officeooo:rsid="0002472b" officeooo:paragraph-rsid="0002472b"/>
    </style:style>
    <style:style style:name="T1" style:family="text">
      <style:text-properties officeooo:rsid="000247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the Chocolate Pizza assignment!</text:p>
      <text:p text:style-name="P1"/>
      <text:p text:style-name="P1">Body – Seems to have a margin for the left and right sides of the page, as the content doesn’t fit the entire page. The top and bottom also seem to have a margin, but those margins are clearly smaller than the left and right margins. <text:span text:style-name="T1">Setting these margins and telling the rest of the elements to inherit their side margins from the body should line them all up perfectly.</text:span></text:p>
      <text:p text:style-name="P1"/>
      <text:p text:style-name="P1">The Nav Bar – the fork and knife logo, the “delicious” header, and the paragraph directly underneath that header all seem to be in the same div or section. The logo is floated to the left with the header and paragraph tags floating left after it, resulting in two block level elements sitting side by side on the top left corner of the page.</text:p>
      <text:p text:style-name="P1">- there are also 8 different square boxes that contain logos for various popular sites that appear to be floated right, sitting on top of the paragraph elements top layer.</text:p>
      <text:p text:style-name="P1">- The bottom of the nav bar also appears to have a border composed of vertical lines, something that styling may be able to help with.</text:p>
      <text:p text:style-name="P1">- I see at least 3, if not 4 different divs or sections that may need to be created in order to successfully recreate the page’s nav bar.</text:p>
      <text:p text:style-name="P1"/>
      <text:p text:style-name="P2">Text/print button above main picture – it seems that the “Chocolate Pizza” header and the paragraph below it may or may not be in their own div, but I’m pretty sure the header, paragraph, and the print button are definitely all in their own div. The header/paragraph are floated left while the print button is floated right.</text:p>
      <text:p text:style-name="P2"/>
      <text:p text:style-name="P2">Main image – Seems to have a width that covers the entire width of the body, with a height that’s not as tall.</text:p>
      <text:p text:style-name="P2"/>
      <text:p text:style-name="P2">Three baking instruction paragraphs – may or may not have their own div or section. They are all indented from the start, which is I think apart of the html. The font here is a light grey.</text:p>
      <text:p text:style-name="P2"/>
      <text:p text:style-name="P2">Recipe image – like the main image, has a width that takes the entire width of the body. The instructions in the image have checkboxes that I know have clickability, but probably require some javascript to add that functionality (which I will NOT TOUCH until everything has been outlined and completed first!). <text:span text:style-name="T1">The image also has a shadow on it casting downwards, and something that may or may not be a border that looks exactly like the bottom of the nav bar… these two lines could actually be their own separate divs that are just styled in a particular way.</text:span></text:p>
      <text:p text:style-name="P2"/>
      <text:p text:style-name="P3">Author note/picture – This seems to be a div or section that contains a picture, floated left, next to what may be another div containing a small header and a paragraph underneath it, which are also floated left. Floated right is a button that reads “SHARE RECIPE”, floated right, that begins at the bottom of the headers bottom line.</text:p>
      <text:p text:style-name="P3"/>
      <text:p text:style-name="P3">Footer – shows a line with a logo right in the middle of it, which takes up the entire width of the body. Below this is I think two paragraphs with company info and a copyright 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20:02:49.363812948</meta:creation-date>
    <dc:date>2017-06-20T20:30:56.477576192</dc:date>
    <meta:editing-duration>PT7M26S</meta:editing-duration>
    <meta:editing-cycles>1</meta:editing-cycles>
    <meta:document-statistic meta:table-count="0" meta:image-count="0" meta:object-count="0" meta:page-count="1" meta:paragraph-count="12" meta:word-count="529" meta:character-count="2892" meta:non-whitespace-character-count="2367"/>
    <meta:generator>LibreOffice/5.1.6.2$Linux_X86_64 LibreOffice_project/10m0$Build-2</meta:generator>
  </office:meta>
</office:document-meta>
</file>